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88a8f" officeooo:paragraph-rsid="00088a8f"/>
    </style:style>
    <style:style style:name="P2" style:family="paragraph" style:parent-style-name="Standard">
      <style:text-properties fo:language="ru" fo:country="RU" officeooo:rsid="00088a8f" officeooo:paragraph-rsid="00088a8f"/>
    </style:style>
    <style:style style:name="P3" style:family="paragraph" style:parent-style-name="Standard">
      <style:text-properties fo:language="ru" fo:country="RU" officeooo:rsid="00089541" officeooo:paragraph-rsid="00089541"/>
    </style:style>
    <style:style style:name="P4" style:family="paragraph" style:parent-style-name="Standard">
      <style:text-properties fo:language="ru" fo:country="RU" officeooo:rsid="00098a17" officeooo:paragraph-rsid="00098a17"/>
    </style:style>
    <style:style style:name="P5" style:family="paragraph" style:parent-style-name="Standard">
      <style:text-properties fo:language="ru" fo:country="RU" officeooo:rsid="00088a8f" officeooo:paragraph-rsid="00088a8f"/>
    </style:style>
    <style:style style:name="T1" style:family="text">
      <style:text-properties officeooo:rsid="00089541"/>
    </style:style>
    <style:style style:name="T2" style:family="text">
      <style:text-properties officeooo:rsid="00098a1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ТЗ</text:p>
      <text:p text:style-name="P1"/>
      <text:p text:style-name="P2">1. Сделать веб-приложение.</text:p>
      <text:p text:style-name="P2">2. Идея этого веб-приложения — упрощение и оптимизация работ на пасеке.</text:p>
      <text:p text:style-name="P2">3. В первой версии это должен быть продвинутый блокнот, в котором будут записываться история осмотра пасеки и пр.</text:p>
      <text:p text:style-name="P3">4.Блокнот — при внесение новой записи(окно ввода), эта запись по названию автоматически должна добавляться к своей группе(например номер улья). Также в названии группы должно выводиться день последней записи. Еще одна главная функция — отдельный вкладка с «красными пометками», чтобы сразу были видны проблемные места или срочные дела.</text:p>
      <text:p text:style-name="P4">5. Конечно, нужен будет личный кабинет, для входа в веб-приложение, ведь данные все-таки не одноразовые.</text:p>
      <text:p text:style-name="P4">6. Также реализовать поле для отзывов и предложений внизу сайта.</text:p>
      <text:p text:style-name="P2"><text:span text:style-name="T2">7</text:span>. Во 2 версии надо будет реализовать калькулятор затрат и выручки.Этот калькулятор должен будет выглядеть как отдельный раздел веб-приложения. Так же <text:s/>в этом разделе должно выводиться сводка по времени и диаграмма доходов и расходов.</text:p>
      <text:p text:style-name="P2"><text:span text:style-name="T2">8</text:span>. В 3 версии надо будет реализовать склад товаров, сколько каких товаров хранится, какова их цена(например сколько меда на складе). Самое главное в этом разделе будут вычесления, какую машину взять для перевозки, сколько банок надо закупить и тд.</text:p>
      <text:p text:style-name="P4">9. В 4 версии развернуть отдельную вкладку для онлайн площадки, где пасечники с разные городов могли бы продовать оптом мед и другие товары. Все денежные операции будут проходить вне сайта, как на авито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29T07:42:43.104873111</meta:creation-date>
    <dc:date>2022-01-29T08:59:03.810717546</dc:date>
    <meta:editing-duration>PT9M11S</meta:editing-duration>
    <meta:editing-cycles>2</meta:editing-cycles>
    <meta:generator>LibreOffice/7.2.5.2.0$Linux_X86_64 LibreOffice_project/42278cca071176e34782971eb1da0150294081eb</meta:generator>
    <meta:document-statistic meta:table-count="0" meta:image-count="0" meta:object-count="0" meta:page-count="1" meta:paragraph-count="10" meta:word-count="207" meta:character-count="1399" meta:non-whitespace-character-count="1198"/>
  </office:meta>
</office:document-meta>
</file>